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431in" style:rel-column-width="4338*"/>
    </style:style>
    <style:style style:name="Table1.B" style:family="table-column">
      <style:table-column-properties style:column-width="2.234in" style:rel-column-width="21874*"/>
    </style:style>
    <style:style style:name="Table1.C" style:family="table-column">
      <style:table-column-properties style:column-width="1.3382in" style:rel-column-width="13102*"/>
    </style:style>
    <style:style style:name="Table1.D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rsid="000e1a2a" officeooo:paragraph-rsid="000e1a2a" style:font-size-asian="12.1999998092651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1a2a" officeooo:paragraph-rsid="000e1a2a" style:font-size-asian="12.1999998092651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e1a2a" officeooo:paragraph-rsid="000e1a2a" style:font-size-asian="12.1999998092651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9be38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3bf3" officeooo:paragraph-rsid="001c3bf3" style:font-size-asian="12.1999998092651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1c715e" officeooo:paragraph-rsid="001c715e" style:font-size-asian="12.1999998092651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0e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5ca14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c715e" officeooo:paragraph-rsid="001c715e" style:font-size-asian="12.1999998092651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9be38" officeooo:paragraph-rsid="001ac5a4" style:font-size-asian="12.1999998092651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5ca14"/>
    </style:style>
    <style:style style:name="P13" style:family="paragraph" style:parent-style-name="Standard">
      <style:paragraph-properties fo:text-align="center" style:justify-single-word="false"/>
      <style:text-properties officeooo:paragraph-rsid="000e1a2a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language="uk" fo:country="UA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language="ru" fo:country="RU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language="uk" fo:country="UA" fo:font-weight="bold" officeooo:rsid="0018731e" officeooo:paragraph-rsid="0018731e" style:font-size-asian="12pt" style:font-weight-asian="bold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0" style:family="paragraph" style:parent-style-name="HTML_20_Preformatted">
      <style:text-properties fo:color="#000000" style:font-name="Times New Roman" fo:font-size="11pt" fo:language="uk" fo:country="UA" style:font-size-asian="11pt" style:font-name-complex="Calibri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1bcc1a" style:font-size-asian="12.1999998092651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bcc1a" officeooo:paragraph-rsid="0015ca14" style:font-size-asian="12.1999998092651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2087a2" officeooo:paragraph-rsid="002087a2" style:font-size-asian="12.1999998092651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0f40ec" officeooo:paragraph-rsid="000f40ec" style:font-size-asian="12.1999998092651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none" fo:font-weight="normal" officeooo:rsid="0012bcac" officeooo:paragraph-rsid="001e94e6" style:font-size-asian="12.1999998092651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officeooo:paragraph-rsid="000f40ec" style:font-size-asian="12.1999998092651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style:text-underline-style="solid" style:text-underline-width="auto" style:text-underline-color="font-color" fo:font-weight="normal" officeooo:rsid="0020f2fd" officeooo:paragraph-rsid="0020f2fd" style:font-size-asian="12.1999998092651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0f40ec"/>
    </style:style>
    <style:style style:name="P29" style:family="paragraph" style:parent-style-name="Standard">
      <style:paragraph-properties fo:text-align="start" style:justify-single-word="false"/>
      <style:text-properties officeooo:paragraph-rsid="001ac5a4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087a2" officeooo:paragraph-rsid="002087a2" style:font-weight-asian="normal" style:font-weight-complex="normal"/>
    </style:style>
    <style:style style:name="T1" style:family="text">
      <style:text-properties officeooo:rsid="0015ca14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a8e"/>
    </style:style>
    <style:style style:name="T4" style:family="text">
      <style:text-properties style:text-underline-style="none" officeooo:rsid="002087a2"/>
    </style:style>
    <style:style style:name="T5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0f40ec" style:font-size-asian="12.1999998092651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8731e" style:font-size-asian="12.1999998092651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Times New Roman" fo:font-size="14pt" fo:language="uk" fo:country="UA" fo:font-style="normal" style:text-underline-style="solid" style:text-underline-width="auto" style:text-underline-color="font-color" fo:font-weight="bold" officeooo:rsid="0015ca14" style:font-size-asian="12.1999998092651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Times New Roman" fo:font-size="14pt" fo:language="uk" fo:country="UA" fo:font-style="normal" style:text-underline-style="none" fo:font-weight="normal" officeooo:rsid="0012bcac" style:font-size-asian="12.1999998092651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language="uk" fo:country="UA" fo:font-style="normal" style:text-underline-style="none" fo:font-weight="normal" officeooo:rsid="001ac5a4" style:font-size-asian="12.1999998092651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language="uk" fo:country="UA" fo:font-style="normal" style:text-underline-style="none" fo:font-weight="normal" officeooo:rsid="0019be38" style:font-size-asian="12.1999998092651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Times New Roman" fo:font-size="14pt" fo:language="uk" fo:country="UA" fo:font-style="normal" style:text-underline-style="none" fo:font-weight="normal" officeooo:rsid="002087a2" style:font-size-asian="12.1999998092651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Times New Roman" fo:font-size="14pt" fo:language="uk" fo:country="UA" fo:font-style="normal" style:text-underline-style="none" fo:font-weight="normal" officeooo:rsid="000f40ec" style:font-size-asian="12.1999998092651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language="uk" fo:country="UA" fo:font-style="normal" style:font-size-asian="12.1999998092651pt" style:font-style-asian="normal" style:font-size-complex="14pt" style:font-style-complex="normal"/>
    </style:style>
    <style:style style:name="T14" style:family="text">
      <style:text-properties style:font-name="Times New Roman" fo:font-size="14pt" fo:language="uk" fo:country="UA" fo:font-style="normal" officeooo:rsid="000f40ec" style:font-size-asian="12.1999998092651pt" style:font-style-asian="normal" style:font-size-complex="14pt" style:font-style-complex="normal"/>
    </style:style>
    <style:style style:name="T15" style:family="text">
      <style:text-properties style:font-name="Times New Roman" fo:font-size="14pt" fo:language="uk" fo:country="UA" fo:font-weight="bold" officeooo:rsid="000e1a2a" style:font-size-asian="12.1999998092651pt" style:font-weight-asian="bold" style:font-size-complex="14pt" style:font-weight-complex="bold"/>
    </style:style>
    <style:style style:name="T16" style:family="text">
      <style:text-properties style:font-name="Times New Roman" fo:font-size="14pt" fo:language="uk" fo:country="UA" fo:font-weight="bold" officeooo:rsid="002087a2" style:font-size-asian="12.1999998092651pt" style:font-weight-asian="bold" style:font-size-complex="14pt" style:font-weight-complex="bold"/>
    </style:style>
    <style:style style:name="T17" style:family="text">
      <style:text-properties fo:color="#000000" style:font-name="JetBrains Mono" fo:font-size="10pt" style:font-size-asian="10pt"/>
    </style:style>
    <style:style style:name="T18" style:family="text">
      <style:text-properties fo:color="#000000" style:font-name="JetBrains Mono" fo:font-size="10pt" style:font-size-asian="10pt"/>
    </style:style>
    <style:style style:name="T19" style:family="text">
      <style:text-properties fo:color="#000000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style:font-name="JetBrains Mono" fo:font-size="10pt" fo:background-color="#99ccff" loext:char-shading-value="0" style:font-size-asian="10pt"/>
    </style:style>
    <style:style style:name="T21" style:family="text">
      <style:text-properties fo:language="ru" fo:country="RU" style:font-size-complex="12pt"/>
    </style:style>
    <style:style style:name="T22" style:family="text">
      <style:text-properties fo:language="ru" fo:country="RU" officeooo:rsid="0018731e" style:font-size-complex="12pt"/>
    </style:style>
    <style:style style:name="T23" style:family="text">
      <style:text-properties officeooo:rsid="001c3bf3"/>
    </style:style>
    <style:style style:name="T24" style:family="text">
      <style:text-properties fo:color="#0033b3" style:font-name="JetBrains Mono" fo:font-size="10pt" style:font-size-asian="10pt"/>
    </style:style>
    <style:style style:name="T2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33b3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80808" style:font-name="JetBrains Mono" fo:font-size="10pt" style:font-size-asian="10pt"/>
    </style:style>
    <style:style style:name="T28" style:family="text">
      <style:text-properties fo:color="#080808" style:font-name="JetBrains Mono" fo:font-size="10pt" fo:font-style="italic" style:font-size-asian="10pt" style:font-style-asian="italic"/>
    </style:style>
    <style:style style:name="T29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80808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8c8c8c" style:font-name="JetBrains Mono" fo:font-size="10pt" fo:font-style="italic" style:font-size-asian="10pt" style:font-style-asian="italic"/>
    </style:style>
    <style:style style:name="T32" style:family="text">
      <style:text-properties fo:color="#8c8c8c" style:font-name="JetBrains Mono" fo:font-size="10pt" fo:language="uk" fo:country="UA" fo:font-style="italic" style:text-underline-style="none" fo:font-weight="normal" officeooo:rsid="0012bcac" style:font-size-asian="10pt" style:font-style-asian="italic" style:font-weight-asian="normal" style:font-size-complex="14pt" style:font-style-complex="normal" style:font-weight-complex="normal"/>
    </style:style>
    <style:style style:name="T33" style:family="text">
      <style:text-properties fo:color="#871094" style:font-name="JetBrains Mono" fo:font-size="10pt" fo:font-style="italic" style:font-size-asian="10pt" style:font-style-asian="italic"/>
    </style:style>
    <style:style style:name="T34" style:family="text">
      <style:text-properties fo:color="#871094" style:font-name="JetBrains Mono" fo:font-size="10pt" style:font-size-asian="10pt"/>
    </style:style>
    <style:style style:name="T35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871094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871094" style:font-name="JetBrains Mono" fo:font-size="10pt" fo:language="uk" fo:country="UA" fo:font-style="italic" style:text-underline-style="none" fo:font-weight="normal" officeooo:rsid="0012bcac" style:font-size-asian="10pt" style:font-style-asian="italic" style:font-weight-asian="normal" style:font-size-complex="14pt" style:font-style-complex="normal" style:font-weight-complex="normal"/>
    </style:style>
    <style:style style:name="T38" style:family="text">
      <style:text-properties fo:color="#1750eb" style:font-name="JetBrains Mono" fo:font-size="10pt" style:font-size-asian="10pt"/>
    </style:style>
    <style:style style:name="T39" style:family="text">
      <style:text-properties fo:color="#1750eb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627a" style:font-name="JetBrains Mono" fo:font-size="10pt" style:font-size-asian="10pt"/>
    </style:style>
    <style:style style:name="T41" style:family="text">
      <style:text-properties fo:color="#00627a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67d17" style:font-name="JetBrains Mono" fo:font-size="10pt" style:font-size-asian="10pt"/>
    </style:style>
    <style:style style:name="T43" style:family="text">
      <style:text-properties fo:color="#067d17" style:font-name="JetBrains Mono" fo:font-size="10pt" fo:language="uk" fo:country="UA" fo:font-style="normal" style:text-underline-style="none" fo:font-weight="normal" officeooo:rsid="0012bcac" style:font-size-asian="10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37a6" style:font-name="JetBrains Mono" fo:font-size="10pt" style:font-size-asian="10pt"/>
    </style:style>
    <style:style style:name="T45" style:family="text">
      <style:text-properties officeooo:rsid="002087a2"/>
    </style:style>
    <style:style style:name="T46" style:family="text">
      <style:text-properties officeooo:rsid="0020f2fd"/>
    </style:style>
    <style:style style:name="T47" style:family="text">
      <style:text-properties fo:color="#000080" style:font-name="JetBrains Mono" fo:font-size="10pt" fo:font-weight="bold" style:font-size-asian="10pt" style:font-weight-asian="bold"/>
    </style:style>
    <style:style style:name="T48" style:family="text">
      <style:text-properties fo:color="#808080" style:font-name="JetBrains Mono" fo:font-size="10pt" fo:font-style="italic" style:font-size-asian="10pt" style:font-style-asian="italic"/>
    </style:style>
    <style:style style:name="T49" style:family="text">
      <style:text-properties fo:color="#808080" style:font-name="JetBrains Mono" fo:font-size="10pt" style:font-size-asian="10pt"/>
    </style:style>
    <style:style style:name="T50" style:family="text">
      <style:text-properties fo:color="#660e7a" style:font-name="JetBrains Mono" fo:font-size="10pt" fo:font-style="italic" fo:font-weight="bold" style:font-size-asian="10pt" style:font-style-asian="italic" style:font-weight-asian="bold"/>
    </style:style>
    <style:style style:name="T51" style:family="text">
      <style:text-properties fo:color="#660e7a" style:font-name="JetBrains Mono" fo:font-size="10pt" fo:font-style="italic" style:font-size-asian="10pt" style:font-style-asian="italic"/>
    </style:style>
    <style:style style:name="T52" style:family="text">
      <style:text-properties fo:color="#660e7a" style:font-name="JetBrains Mono" fo:font-size="10pt" fo:font-weight="bold" style:font-size-asian="10pt" style:font-weight-asian="bold"/>
    </style:style>
    <style:style style:name="T53" style:family="text">
      <style:text-properties fo:color="#0000ff" style:font-name="JetBrains Mono" fo:font-size="10pt" style:font-size-asian="10pt"/>
    </style:style>
    <style:style style:name="T54" style:family="text">
      <style:text-properties fo:color="#008000" style:font-name="JetBrains Mono" fo:font-size="10pt" fo:font-weight="bold" style:font-size-asian="10pt" style:font-weight-asian="bold"/>
    </style:style>
    <style:style style:name="T55" style:family="text">
      <style:text-properties fo:color="#295299" style:font-name="JetBrains Mono" fo:font-size="10pt" fo:font-weight="bold" style:font-size-asian="10pt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ький політехнічний інститут імені Ігоря Сікорчького“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снови паралельного програмування</text:p>
      <text:p text:style-name="P2">Лабораторна робота №<text:span text:style-name="T45">3</text:span></text:p>
      <text:p text:style-name="P13"><text:span text:style-name="T15">“ПОТОКИ В МОВІ </text:span><text:span text:style-name="T16">C#</text:span><text:span text:style-name="T15">”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иконала:</text:p>
      <text:p text:style-name="P3">студентка групи ІВ-81</text:p>
      <text:p text:style-name="P3">Дьяченко Т. С.</text:p>
      <text:p text:style-name="P3">Перевірив:</text:p>
      <text:p text:style-name="P3">Корочкін О.В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їв</text:p>
      <text:p text:style-name="P1">2020 р.</text:p>
      <text:p text:style-name="P28"><text:soft-page-break/><text:span text:style-name="T5">З</text:span><text:span text:style-name="T6">АВДАННЯ</text:span><text:span text:style-name="T5">:</text:span></text:p>
      <text:p text:style-name="P28"><text:span text:style-name="T5"/></text:p>
      <text:p text:style-name="P30"><text:span text:style-name="T14">Р</text:span><text:span text:style-name="T13">озробити паралельну програму на мові С#, що містить 3 паралельні потоки Т1, Т2 і Т3, кожен з яких реалізує ввід-вивід власних даних та обчислює відповідно вираз за формулою F1, F2, F3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8">ПІБ</text:p>
          </table:table-cell>
          <table:table-cell table:style-name="Table1.A1" office:value-type="string">
            <text:p text:style-name="P19">F1</text:p>
          </table:table-cell>
          <table:table-cell table:style-name="Table1.A1" office:value-type="string">
            <text:p text:style-name="P19">F2</text:p>
          </table:table-cell>
          <table:table-cell table:style-name="Table1.E1" office:value-type="string">
            <text:p text:style-name="P19">F2</text:p>
          </table:table-cell>
        </table:table-row>
        <table:table-row>
          <table:table-cell table:style-name="Table1.A2" office:value-type="string">
            <text:p text:style-name="P16">12</text:p>
          </table:table-cell>
          <table:table-cell table:style-name="Table1.A2" office:value-type="string">
            <text:p text:style-name="P20">Дьяченко Тетяна Сергіївна</text:p>
          </table:table-cell>
          <table:table-cell table:style-name="Table1.A2" office:value-type="string">
            <text:p text:style-name="P17">1.28</text:p>
          </table:table-cell>
          <table:table-cell table:style-name="Table1.A2" office:value-type="string">
            <text:p text:style-name="P14"><text:span text:style-name="T21"><text:s text:c="12"/></text:span><text:span text:style-name="T22">2</text:span><text:span text:style-name="T21">.16</text:span></text:p>
          </table:table-cell>
          <table:table-cell table:style-name="Table1.E2" office:value-type="string">
            <text:p text:style-name="P15"><text:span text:style-name="T22">3</text:span><text:span text:style-name="T21">.21</text:span></text:p>
          </table:table-cell>
        </table:table-row>
      </table:table>
      <text:p text:style-name="P4"/>
      <text:p text:style-name="P8"><text:tab/>F1: E = MAX(A)*(X+B*(MA*MD)+C)</text:p>
      <text:p text:style-name="P8"><text:tab/>F2: ML = SORT(TRANS(MF)*MK)</text:p>
      <text:p text:style-name="P8"><text:tab/>F3: S = SORT(O*MO)*(MS*MT)</text:p>
      <text:p text:style-name="P8"/>
      <text:p text:style-name="P12"><text:span text:style-name="T7">В</text:span><text:span text:style-name="T6">ИКОНАННЯ РОБОТИ</text:span><text:span text:style-name="T7">:</text:span></text:p>
      <text:p text:style-name="P9"/>
      <text:p text:style-name="P5"><text:span text:style-name="T3">В </text:span><text:span text:style-name="T2">ході виконання лабораторної роботи було розроблено паралельну програму на мові </text:span><text:span text:style-name="T4">C#</text:span><text:span text:style-name="T2"> з використанням класу Thread </text:span><text:span text:style-name="T4">та реалізації потокових функцій Thread1, Thread2, Thread3, що визначають дії відповідно потоків Т1, Т2 та Т3</text:span><text:span text:style-name="T2">. <text:line-break/><text:line-break/>Також було створено клас Data, що містить усі функції, що необхідні для проведення обчислень. </text:span></text:p>
      <text:p text:style-name="P11"/>
      <text:p text:style-name="P29"><text:span text:style-name="T9">В </text:span><text:span text:style-name="T10">основн</text:span><text:span text:style-name="T9">ому</text:span><text:span text:style-name="T10"> клас</text:span><text:span text:style-name="T9">і</text:span><text:span text:style-name="T10"> </text:span><text:span text:style-name="T11">Lab3</text:span><text:span text:style-name="T10"> створюється екземпляр Data для заданого N та семафор для управління роботою з консоллю при вводі/виводі за малих N. </text:span><text:span text:style-name="T9">Також в класі </text:span><text:span text:style-name="T11">Lab3</text:span><text:span text:style-name="T9"> створюються </text:span><text:span text:style-name="T11">самі потоки Т1, Т2 і Т3,</text:span><text:span text:style-name="T9"> після чого усі 3 потоки запускаються на виконання та синхронізуються з основним за допомогою методу join().</text:span></text:p>
      <text:p text:style-name="P9"/>
      <text:p text:style-name="P12"><text:span text:style-name="T7">В</text:span><text:span text:style-name="T6">ИСНОВКИ</text:span><text:span text:style-name="T7">:</text:span></text:p>
      <text:p text:style-name="P22"/>
      <text:list xml:id="list3849690849" text:style-name="L1">
        <text:list-item>
          <text:p text:style-name="P21">Для вирішення проблеми використання спільних ресурсів в <text:span text:style-name="T45">С#, так само як в </text:span>Java використову<text:span text:style-name="T45">ю</text:span>ться <text:span text:style-name="T45">об’єкти</text:span> клас<text:span text:style-name="T45">у</text:span> Semaphore.</text:p>
        </text:list-item>
        <text:list-item>
          <text:p text:style-name="P21"><text:s/><text:span text:style-name="T23">При великих N (~1000) усі ядра системи завантажуються на </text:span><text:span text:style-name="T45">95</text:span><text:span text:style-name="T23">+%, </text:span><text:span text:style-name="T45">що на 15% більше ніж при запуску аналогічної програми на Java, </text:span><text:span text:style-name="T23">а потім завантаженість спадає, коли потоки завершуються.</text:span></text:p>
        </text:list-item>
        <text:list-item>
          <text:p text:style-name="P23">Виконання паралельних обчислень на мові С# займає більше часу ніж на мові Java. За N = 1000 програма на С# завершується, всередньому, за 17 с, а на мові Java — за 11с.</text:p>
        </text:list-item>
      </text:list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ДОДАТОК. </text:span>Лістінг програми:</text:p>
      <text:p text:style-name="P4"/>
      <text:p text:style-name="P27">Lab3.cs</text:p>
      <text:p text:style-name="P8"/>
      <text:p text:style-name="P8"><text:span text:style-name="T47">using </text:span><text:span text:style-name="T17">System;</text:span><text:line-break/><text:span text:style-name="T47">using </text:span><text:span text:style-name="T17">System.Threading;</text:span><text:line-break/><text:line-break/><text:span text:style-name="T48">/*--------------------------------------------</text:span><text:line-break/><text:span text:style-name="T48"> * -- Lab 3 Var 12</text:span><text:line-break/><text:span text:style-name="T48"> * -- F1: E = MAX(A)*(X+B*(MA*MD)+C)</text:span><text:line-break/><text:span text:style-name="T48"> * -- F2: ML = SORT(TRANS(MF)*MK)</text:span><text:line-break/><text:span text:style-name="T48"> * -- F3: S = SORT(O*MO)*(MS*MT)</text:span><text:line-break/><text:span text:style-name="T48"> * -- Diachenko Tetiana IV-81</text:span><text:line-break/><text:span text:style-name="T48"> * -- Date 08.10.2020</text:span><text:line-break/><text:span text:style-name="T48"> * --------------------------------------------*/</text:span><text:line-break/><text:line-break/><text:span text:style-name="T47">namespace </text:span><text:span text:style-name="T17">PPB_Lab_3</text:span><text:line-break/><text:span text:style-name="T20">{</text:span><text:line-break/><text:span text:style-name="T17"> <text:s text:c="3"/></text:span><text:span text:style-name="T47">internal class </text:span><text:span text:style-name="T17">Lab3</text:span><text:line-break/><text:span text:style-name="T17"> <text:s text:c="3"/>{</text:span><text:line-break/><text:span text:style-name="T17"> <text:s text:c="7"/></text:span><text:span text:style-name="T47">static </text:span><text:span text:style-name="T17">Data </text:span><text:span text:style-name="T51">data </text:span><text:span text:style-name="T17">= </text:span><text:span text:style-name="T47">new </text:span><text:span text:style-name="T17">Data(</text:span><text:span text:style-name="T53">1000</text:span><text:span text:style-name="T17">);</text:span><text:line-break/><text:span text:style-name="T17"> <text:s text:c="7"/></text:span><text:span text:style-name="T47">static </text:span><text:span text:style-name="T17">Semaphore </text:span><text:span text:style-name="T51">sem </text:span><text:span text:style-name="T17">= </text:span><text:span text:style-name="T47">new </text:span><text:span text:style-name="T17">Semaphore(</text:span><text:span text:style-name="T53">1</text:span><text:span text:style-name="T17">, </text:span><text:span text:style-name="T53">1</text:span><text:span text:style-name="T17">);</text:span><text:line-break/><text:span text:style-name="T17"> <text:s text:c="7"/></text:span><text:line-break/><text:span text:style-name="T17"> <text:s text:c="7"/></text:span><text:span text:style-name="T47">public static void </text:span><text:span text:style-name="T17">Main(</text:span><text:span text:style-name="T47">string</text:span><text:span text:style-name="T17">[] </text:span><text:span text:style-name="T49">args</text:span><text:span text:style-name="T17">)</text:span><text:line-break/><text:span text:style-name="T17"> <text:s text:c="7"/>{</text:span><text:line-break/><text:span text:style-name="T17"> <text:s text:c="11"/>Console.WriteLine(</text:span><text:span text:style-name="T54">"-- Lab3 has started."</text:span><text:span text:style-name="T17">);</text:span><text:line-break/><text:span text:style-name="T17"> <text:s text:c="11"/></text:span><text:line-break/><text:span text:style-name="T17"> <text:s text:c="11"/>Thread T1 = </text:span><text:span text:style-name="T47">new </text:span><text:span text:style-name="T17">Thread(Thread1);</text:span><text:line-break/><text:span text:style-name="T17"> <text:s text:c="11"/>T1.</text:span><text:span text:style-name="T52">Priority </text:span><text:span text:style-name="T17">= ThreadPriority.</text:span><text:span text:style-name="T50">AboveNormal</text:span><text:span text:style-name="T17">;</text:span><text:line-break/><text:line-break/><text:span text:style-name="T17"> <text:s text:c="11"/>Thread T2 = </text:span><text:span text:style-name="T47">new </text:span><text:span text:style-name="T17">Thread(Thread2);</text:span><text:line-break/><text:span text:style-name="T17"> <text:s text:c="11"/>T2.</text:span><text:span text:style-name="T52">Priority </text:span><text:span text:style-name="T17">= ThreadPriority.</text:span><text:span text:style-name="T50">BelowNormal</text:span><text:span text:style-name="T17">;</text:span><text:line-break/><text:span text:style-name="T17"> <text:s text:c="11"/></text:span><text:line-break/><text:span text:style-name="T17"> <text:s text:c="11"/>Thread T3 = </text:span><text:span text:style-name="T47">new </text:span><text:span text:style-name="T17">Thread(Thread3);</text:span><text:line-break/><text:span text:style-name="T17"> <text:s text:c="11"/>T3.</text:span><text:span text:style-name="T52">Priority </text:span><text:span text:style-name="T17">= ThreadPriority.</text:span><text:span text:style-name="T50">Normal</text:span><text:span text:style-name="T17">;</text:span><text:line-break/><text:span text:style-name="T17"> <text:s text:c="11"/></text:span><text:line-break/><text:span text:style-name="T17"> <text:s text:c="11"/>T1.Start();</text:span><text:line-break/><text:span text:style-name="T17"> <text:s text:c="11"/>T2.Start();</text:span><text:line-break/><text:span text:style-name="T17"> <text:s text:c="11"/>T3.Start();</text:span><text:line-break/><text:line-break/><text:span text:style-name="T17"> <text:s text:c="11"/>T1.Join();</text:span><text:line-break/><text:span text:style-name="T17"> <text:s text:c="11"/>T2.Join();</text:span><text:line-break/><text:span text:style-name="T17"> <text:s text:c="11"/>T3.Join();</text:span><text:line-break/><text:span text:style-name="T17"> <text:s text:c="11"/></text:span><text:line-break/><text:span text:style-name="T17"> <text:s text:c="11"/>Console.WriteLine(</text:span><text:span text:style-name="T54">"-- Lab3 has finished."</text:span><text:span text:style-name="T17">);</text:span><text:line-break/><text:span text:style-name="T17"> <text:s text:c="7"/>}</text:span><text:line-break/><text:line-break/><text:span text:style-name="T17"> <text:s text:c="7"/></text:span><text:span text:style-name="T47">static void </text:span><text:span text:style-name="T17">Thread1()</text:span><text:line-break/><text:span text:style-name="T17"> <text:s text:c="7"/>{</text:span><text:line-break/><text:span text:style-name="T17"> <text:s text:c="11"/>Console.WriteLine(</text:span><text:span text:style-name="T54">"-- T1 has started."</text:span><text:span text:style-name="T17">);</text:span><text:line-break/><text:span text:style-name="T17"> <text:s text:c="11"/></text:span><text:span text:style-name="T47">int </text:span><text:span text:style-name="T17">n = </text:span><text:span text:style-name="T51">data</text:span><text:span text:style-name="T17">.GetN();</text:span><text:line-break/><text:span text:style-name="T17"> <text:s text:c="11"/></text:span><text:span text:style-name="T47">int </text:span><text:span text:style-name="T17">f = </text:span><text:span text:style-name="T53">1</text:span><text:span text:style-name="T17">;</text:span><text:line-break/><text:span text:style-name="T17"> <text:s text:c="11"/></text:span><text:span text:style-name="T47">int</text:span><text:span text:style-name="T17">[] A = </text:span><text:span text:style-name="T47">new int</text:span><text:span text:style-name="T17">[n];</text:span><text:line-break/><text:span text:style-name="T17"> <text:s text:c="11"/></text:span><text:span text:style-name="T47">int</text:span><text:span text:style-name="T17">[] B = </text:span><text:span text:style-name="T47">new int</text:span><text:span text:style-name="T17">[n];</text:span><text:line-break/><text:span text:style-name="T17"> <text:s text:c="11"/></text:span><text:span text:style-name="T47">int</text:span><text:span text:style-name="T17">[] C = </text:span><text:span text:style-name="T47">new int</text:span><text:span text:style-name="T17">[n];</text:span><text:line-break/><text:span text:style-name="T17"> <text:s text:c="11"/></text:span><text:span text:style-name="T47">int</text:span><text:span text:style-name="T17">[] X = </text:span><text:span text:style-name="T47">new int</text:span><text:span text:style-name="T17">[n];</text:span><text:line-break/><text:span text:style-name="T17"> <text:s text:c="11"/></text:span><text:span text:style-name="T47">int</text:span><text:span text:style-name="T17">[,] MA = </text:span><text:span text:style-name="T47">new int</text:span><text:span text:style-name="T17">[n, n];</text:span><text:line-break/><text:span text:style-name="T17"> <text:s text:c="11"/></text:span><text:span text:style-name="T47">int</text:span><text:span text:style-name="T17">[,] MD = </text:span><text:span text:style-name="T47">new int</text:span><text:span text:style-name="T17">[n, n];</text:span><text:line-break/><text:span text:style-name="T17"> <text:s text:c="11"/></text:span><text:span text:style-name="T47">int</text:span><text:span text:style-name="T17">[] E;</text:span><text:line-break/><text:soft-page-break/><text:span text:style-name="T17"> <text:s text:c="11"/>String ans;</text:span><text:line-break/><text:span text:style-name="T17"> <text:s text:c="11"/></text:span><text:span text:style-name="T47">if</text:span><text:span text:style-name="T17">(n &lt; </text:span><text:span text:style-name="T53">7</text:span><text:span text:style-name="T17">){</text:span><text:line-break/><text:span text:style-name="T17"> <text:s text:c="15"/>Thread.Sleep(</text:span><text:span text:style-name="T53">200</text:span><text:span text:style-name="T17">);</text:span><text:line-break/><text:span text:style-name="T17"> <text:s text:c="15"/>Console.WriteLine(</text:span><text:span text:style-name="T54">"-- T1 is waiting for console."</text:span><text:span text:style-name="T17">);</text:span><text:line-break/><text:span text:style-name="T17"> <text:s text:c="15"/></text:span><text:span text:style-name="T51">sem</text:span><text:span text:style-name="T17">.WaitOne();</text:span><text:line-break/><text:span text:style-name="T17"> <text:s text:c="19"/>Console.WriteLine(</text:span><text:span text:style-name="T54">"-- T1 is using console."</text:span><text:span text:style-name="T17">);</text:span><text:line-break/><text:span text:style-name="T17"> <text:s text:c="19"/>Console.WriteLine(</text:span><text:span text:style-name="T54">"-- F1: E = MAX(A)*(X+B*(MA*MD)+C)"</text:span><text:span text:style-name="T17">);</text:span><text:line-break/><text:span text:style-name="T17"> <text:s text:c="19"/>Console.WriteLine(</text:span><text:span text:style-name="T54">"Do you want to enter elements manually? (if no then everything will be filled with " </text:span><text:span text:style-name="T17">+ f + </text:span><text:span text:style-name="T54">" (y/n)"</text:span><text:span text:style-name="T17">);</text:span><text:line-break/><text:span text:style-name="T17"> <text:s text:c="19"/>ans = Console.ReadLine();</text:span><text:line-break/><text:span text:style-name="T17"> <text:s text:c="19"/></text:span><text:span text:style-name="T47">if</text:span><text:span text:style-name="T17">(String.Compare(ans, </text:span><text:span text:style-name="T54">"y"</text:span><text:span text:style-name="T17">, StringComparison.</text:span><text:span text:style-name="T50">Ordinal</text:span><text:span text:style-name="T17">) == </text:span><text:span text:style-name="T53">0</text:span><text:span text:style-name="T17">){</text:span><text:line-break/><text:span text:style-name="T17"> <text:s text:c="23"/>Console.WriteLine(</text:span><text:span text:style-name="T54">"Input elements of vector A one-by-one:"</text:span><text:span text:style-name="T17">);</text:span><text:line-break/><text:span text:style-name="T17"> <text:s text:c="23"/></text:span><text:span text:style-name="T51">data</text:span><text:span text:style-name="T17">.Vector_Input(A);</text:span><text:line-break/><text:span text:style-name="T17"> <text:s text:c="23"/>Console.WriteLine(</text:span><text:span text:style-name="T54">"Input elements of vector B one-by-one:"</text:span><text:span text:style-name="T17">);</text:span><text:line-break/><text:span text:style-name="T17"> <text:s text:c="23"/></text:span><text:span text:style-name="T51">data</text:span><text:span text:style-name="T17">.Vector_Input(B);</text:span><text:line-break/><text:span text:style-name="T17"> <text:s text:c="23"/>Console.WriteLine(</text:span><text:span text:style-name="T54">"Input elements of vector C one-by-one:"</text:span><text:span text:style-name="T17">);</text:span><text:line-break/><text:span text:style-name="T17"> <text:s text:c="23"/></text:span><text:span text:style-name="T51">data</text:span><text:span text:style-name="T17">.Vector_Input(C);</text:span><text:line-break/><text:span text:style-name="T17"> <text:s text:c="23"/>Console.WriteLine(</text:span><text:span text:style-name="T54">"Input elements of vector X one-by-one:"</text:span><text:span text:style-name="T17">);</text:span><text:line-break/><text:span text:style-name="T17"> <text:s text:c="23"/></text:span><text:span text:style-name="T51">data</text:span><text:span text:style-name="T17">.Vector_Input(X);</text:span><text:line-break/><text:span text:style-name="T17"> <text:s text:c="23"/>Console.WriteLine(</text:span><text:span text:style-name="T54">"Input elements of matrix MA one-by-one:"</text:span><text:span text:style-name="T17">);</text:span><text:line-break/><text:span text:style-name="T17"> <text:s text:c="23"/></text:span><text:span text:style-name="T51">data</text:span><text:span text:style-name="T17">.Matrix_Input(MA);</text:span><text:line-break/><text:span text:style-name="T17"> <text:s text:c="23"/>Console.WriteLine(</text:span><text:span text:style-name="T54">"Input elements of matrix MD one-by-one:"</text:span><text:span text:style-name="T17">);</text:span><text:line-break/><text:span text:style-name="T17"> <text:s text:c="23"/></text:span><text:span text:style-name="T51">data</text:span><text:span text:style-name="T17">.Matrix_Input(MD);</text:span><text:line-break/><text:span text:style-name="T17"> <text:s text:c="19"/>} </text:span><text:span text:style-name="T47">else </text:span><text:span text:style-name="T17">{</text:span><text:line-break/><text:span text:style-name="T17"> <text:s text:c="23"/></text:span><text:span text:style-name="T51">data</text:span><text:span text:style-name="T17">.Vector_Fill(A, f);</text:span><text:line-break/><text:span text:style-name="T17"> <text:s text:c="23"/></text:span><text:span text:style-name="T51">data</text:span><text:span text:style-name="T17">.Vector_Fill(B, f);</text:span><text:line-break/><text:span text:style-name="T17"> <text:s text:c="23"/></text:span><text:span text:style-name="T51">data</text:span><text:span text:style-name="T17">.Vector_Fill(C, f);</text:span><text:line-break/><text:span text:style-name="T17"> <text:s text:c="23"/></text:span><text:span text:style-name="T51">data</text:span><text:span text:style-name="T17">.Vector_Fill(X, f);</text:span><text:line-break/><text:span text:style-name="T17"> <text:s text:c="23"/></text:span><text:span text:style-name="T51">data</text:span><text:span text:style-name="T17">.Matrix_Fill(MA, f);</text:span><text:line-break/><text:span text:style-name="T17"> <text:s text:c="23"/></text:span><text:span text:style-name="T51">data</text:span><text:span text:style-name="T17">.Matrix_Fill(MD, f);</text:span><text:line-break/><text:span text:style-name="T17"> <text:s text:c="19"/>}</text:span><text:line-break/><text:span text:style-name="T17"> <text:s text:c="15"/></text:span><text:span text:style-name="T51">sem</text:span><text:span text:style-name="T17">.Release(); </text:span><text:line-break/><text:span text:style-name="T17"> <text:s text:c="15"/>Console.WriteLine(</text:span><text:span text:style-name="T54">"</text:span><text:span text:style-name="T47">\n</text:span><text:span text:style-name="T55">\n</text:span><text:span text:style-name="T54">-- T1 has left console."</text:span><text:span text:style-name="T17">);</text:span><text:line-break/><text:span text:style-name="T17"> <text:s text:c="11"/>} </text:span><text:span text:style-name="T47">else </text:span><text:span text:style-name="T17">{</text:span><text:line-break/><text:span text:style-name="T17"> <text:s text:c="15"/></text:span><text:span text:style-name="T51">data</text:span><text:span text:style-name="T17">.Vector_Fill(A, f);</text:span><text:line-break/><text:span text:style-name="T17"> <text:s text:c="15"/></text:span><text:span text:style-name="T51">data</text:span><text:span text:style-name="T17">.Vector_Fill(B, f);</text:span><text:line-break/><text:span text:style-name="T17"> <text:s text:c="15"/></text:span><text:span text:style-name="T51">data</text:span><text:span text:style-name="T17">.Vector_Fill(C, f);</text:span><text:line-break/><text:span text:style-name="T17"> <text:s text:c="15"/></text:span><text:span text:style-name="T51">data</text:span><text:span text:style-name="T17">.Vector_Fill(X, f);</text:span><text:line-break/><text:span text:style-name="T17"> <text:s text:c="15"/></text:span><text:span text:style-name="T51">data</text:span><text:span text:style-name="T17">.Matrix_Fill(MA, f);</text:span><text:line-break/><text:span text:style-name="T17"> <text:s text:c="15"/></text:span><text:span text:style-name="T51">data</text:span><text:span text:style-name="T17">.Matrix_Fill(MD, f);</text:span><text:line-break/><text:span text:style-name="T17"> <text:s text:c="11"/>}</text:span><text:line-break/><text:span text:style-name="T17"> <text:s text:c="11"/>E = </text:span><text:span text:style-name="T51">data</text:span><text:span text:style-name="T17">.Func1(A, B, C, X, MA, MD);</text:span><text:line-break/><text:span text:style-name="T17"> <text:s text:c="11"/>Thread.Sleep(</text:span><text:span text:style-name="T53">1500</text:span><text:span text:style-name="T17">);</text:span><text:line-break/><text:line-break/><text:span text:style-name="T17"> <text:s text:c="11"/></text:span><text:span text:style-name="T47">if</text:span><text:span text:style-name="T17">(n &lt; </text:span><text:span text:style-name="T53">7</text:span><text:span text:style-name="T17">){</text:span><text:line-break/><text:span text:style-name="T17"> <text:s text:c="15"/>Console.WriteLine(</text:span><text:span text:style-name="T54">"-- T1 is waiting for console."</text:span><text:span text:style-name="T17">);</text:span><text:line-break/><text:span text:style-name="T17"> <text:s text:c="15"/></text:span><text:span text:style-name="T51">sem</text:span><text:span text:style-name="T17">.WaitOne();</text:span><text:line-break/><text:span text:style-name="T17"> <text:s text:c="19"/>Console.WriteLine(</text:span><text:span text:style-name="T54">"-- T1 is using console.</text:span><text:span text:style-name="T47">\n</text:span><text:span text:style-name="T54">-- F1: E = MAX(A)*(X+B*(MA*MD)+C)"</text:span><text:span text:style-name="T17">);</text:span><text:line-break/><text:span text:style-name="T17"> <text:s text:c="19"/></text:span><text:span text:style-name="T51">data</text:span><text:span text:style-name="T17">.Vector_Print(E);</text:span><text:line-break/><text:span text:style-name="T17"> <text:s text:c="19"/>Console.WriteLine(</text:span><text:span text:style-name="T54">"</text:span><text:span text:style-name="T47">\n</text:span><text:span text:style-name="T54">"</text:span><text:span text:style-name="T17">);</text:span><text:line-break/><text:span text:style-name="T17"> <text:s text:c="15"/></text:span><text:span text:style-name="T51">sem</text:span><text:span text:style-name="T17">.Release();</text:span><text:line-break/><text:span text:style-name="T17"> <text:s text:c="15"/>Console.WriteLine(</text:span><text:span text:style-name="T54">"-- T1 has left console."</text:span><text:span text:style-name="T17">);</text:span><text:line-break/><text:span text:style-name="T17"> <text:s text:c="11"/>}</text:span><text:line-break/><text:line-break/><text:span text:style-name="T17"> <text:s text:c="11"/>Console.WriteLine(</text:span><text:span text:style-name="T54">"-- T1 has finished."</text:span><text:span text:style-name="T17">);</text:span><text:line-break/><text:span text:style-name="T17"> <text:s text:c="7"/>}</text:span><text:line-break/><text:line-break/><text:span text:style-name="T17"> <text:s text:c="7"/></text:span><text:span text:style-name="T47">static void </text:span><text:span text:style-name="T17">Thread2()</text:span><text:line-break/><text:span text:style-name="T17"> <text:s text:c="7"/>{</text:span><text:line-break/><text:span text:style-name="T17"> <text:s text:c="11"/>Console.WriteLine(</text:span><text:span text:style-name="T54">"-- T2 has started."</text:span><text:span text:style-name="T17">);</text:span><text:line-break/><text:soft-page-break/><text:span text:style-name="T17"> <text:s text:c="11"/></text:span><text:span text:style-name="T47">int </text:span><text:span text:style-name="T17">n = </text:span><text:span text:style-name="T51">data</text:span><text:span text:style-name="T17">.GetN();</text:span><text:line-break/><text:span text:style-name="T17"> <text:s text:c="11"/></text:span><text:span text:style-name="T47">int </text:span><text:span text:style-name="T17">f = </text:span><text:span text:style-name="T53">1</text:span><text:span text:style-name="T17">;</text:span><text:line-break/><text:span text:style-name="T17"> <text:s text:c="11"/></text:span><text:span text:style-name="T47">int</text:span><text:span text:style-name="T17">[,] MF = </text:span><text:span text:style-name="T47">new int</text:span><text:span text:style-name="T17">[n, n];</text:span><text:line-break/><text:span text:style-name="T17"> <text:s text:c="11"/></text:span><text:span text:style-name="T47">int</text:span><text:span text:style-name="T17">[,] MK = </text:span><text:span text:style-name="T47">new int</text:span><text:span text:style-name="T17">[n, n];</text:span><text:line-break/><text:span text:style-name="T17"> <text:s text:c="11"/></text:span><text:span text:style-name="T47">int</text:span><text:span text:style-name="T17">[,] ML;</text:span><text:line-break/><text:span text:style-name="T17"> <text:s text:c="11"/>String ans;</text:span><text:line-break/><text:span text:style-name="T17"> <text:s text:c="11"/></text:span><text:span text:style-name="T47">if</text:span><text:span text:style-name="T17">(n &lt; </text:span><text:span text:style-name="T53">7</text:span><text:span text:style-name="T17">){</text:span><text:line-break/><text:span text:style-name="T17"> <text:s text:c="15"/>Thread.Sleep(</text:span><text:span text:style-name="T53">200</text:span><text:span text:style-name="T17">);</text:span><text:line-break/><text:span text:style-name="T17"> <text:s text:c="15"/>Console.WriteLine(</text:span><text:span text:style-name="T54">"-- T2 is waiting for console."</text:span><text:span text:style-name="T17">);</text:span><text:line-break/><text:span text:style-name="T17"> <text:s text:c="15"/></text:span><text:span text:style-name="T51">sem</text:span><text:span text:style-name="T17">.WaitOne();</text:span><text:line-break/><text:span text:style-name="T17"> <text:s text:c="19"/>Console.WriteLine(</text:span><text:span text:style-name="T54">"-- T2 is using console."</text:span><text:span text:style-name="T17">);</text:span><text:line-break/><text:span text:style-name="T17"> <text:s text:c="19"/>Console.WriteLine(</text:span><text:span text:style-name="T54">"-- F2: ML = SORT(TRANS(MF)*MK)"</text:span><text:span text:style-name="T17">);</text:span><text:line-break/><text:span text:style-name="T17"> <text:s text:c="19"/>Console.WriteLine(</text:span><text:span text:style-name="T54">"Do you want to enter elements manually? (if no then everything will be filled with " </text:span><text:span text:style-name="T17">+ f + </text:span><text:span text:style-name="T54">" (y/n)"</text:span><text:span text:style-name="T17">);</text:span><text:line-break/><text:span text:style-name="T17"> <text:s text:c="19"/>ans = Console.ReadLine();</text:span><text:line-break/><text:span text:style-name="T17"> <text:s text:c="19"/></text:span><text:span text:style-name="T47">if</text:span><text:span text:style-name="T17">(String.Compare(ans, </text:span><text:span text:style-name="T54">"y"</text:span><text:span text:style-name="T17">, StringComparison.</text:span><text:span text:style-name="T50">Ordinal</text:span><text:span text:style-name="T17">) == </text:span><text:span text:style-name="T53">0</text:span><text:span text:style-name="T17">){</text:span><text:line-break/><text:span text:style-name="T17"> <text:s text:c="23"/>Console.WriteLine(</text:span><text:span text:style-name="T54">"Input elements of matrix MF one-by-one:"</text:span><text:span text:style-name="T17">);</text:span><text:line-break/><text:span text:style-name="T17"> <text:s text:c="23"/></text:span><text:span text:style-name="T51">data</text:span><text:span text:style-name="T17">.Matrix_Input(MF);</text:span><text:line-break/><text:span text:style-name="T17"> <text:s text:c="23"/>Console.WriteLine(</text:span><text:span text:style-name="T54">"Input elements of matrix MK one-by-one:"</text:span><text:span text:style-name="T17">);</text:span><text:line-break/><text:span text:style-name="T17"> <text:s text:c="23"/></text:span><text:span text:style-name="T51">data</text:span><text:span text:style-name="T17">.Matrix_Input(MK);</text:span><text:line-break/><text:span text:style-name="T17"> <text:s text:c="19"/>} </text:span><text:span text:style-name="T47">else </text:span><text:span text:style-name="T17">{</text:span><text:line-break/><text:span text:style-name="T17"> <text:s text:c="23"/></text:span><text:span text:style-name="T51">data</text:span><text:span text:style-name="T17">.Matrix_Fill(MF, f);</text:span><text:line-break/><text:span text:style-name="T17"> <text:s text:c="23"/></text:span><text:span text:style-name="T51">data</text:span><text:span text:style-name="T17">.Matrix_Fill(MK, f);</text:span><text:line-break/><text:span text:style-name="T17"> <text:s text:c="19"/>}</text:span><text:line-break/><text:span text:style-name="T17"> <text:s text:c="15"/></text:span><text:span text:style-name="T51">sem</text:span><text:span text:style-name="T17">.Release();</text:span><text:line-break/><text:span text:style-name="T17"> <text:s text:c="15"/>Console.WriteLine(</text:span><text:span text:style-name="T54">"-- T2 has left console."</text:span><text:span text:style-name="T17">);</text:span><text:line-break/><text:span text:style-name="T17"> <text:s text:c="11"/>} </text:span><text:span text:style-name="T47">else </text:span><text:span text:style-name="T17">{</text:span><text:line-break/><text:span text:style-name="T17"> <text:s text:c="15"/></text:span><text:span text:style-name="T51">data</text:span><text:span text:style-name="T17">.Matrix_Fill(MF, f);</text:span><text:line-break/><text:span text:style-name="T17"> <text:s text:c="15"/></text:span><text:span text:style-name="T51">data</text:span><text:span text:style-name="T17">.Matrix_Fill(MK, f);</text:span><text:line-break/><text:span text:style-name="T17"> <text:s text:c="11"/>}</text:span><text:line-break/><text:span text:style-name="T17"> <text:s text:c="11"/>ML = </text:span><text:span text:style-name="T51">data</text:span><text:span text:style-name="T17">.Func2(MF, MK);</text:span><text:line-break/><text:span text:style-name="T17"> <text:s text:c="11"/>Thread.Sleep(</text:span><text:span text:style-name="T53">1500</text:span><text:span text:style-name="T17">);</text:span><text:line-break/><text:line-break/><text:span text:style-name="T17"> <text:s text:c="11"/></text:span><text:span text:style-name="T47">if</text:span><text:span text:style-name="T17">(n &lt; </text:span><text:span text:style-name="T53">7</text:span><text:span text:style-name="T17">){</text:span><text:line-break/><text:span text:style-name="T17"> <text:s text:c="15"/>Console.WriteLine(</text:span><text:span text:style-name="T54">"-- T2 is waiting for console."</text:span><text:span text:style-name="T17">);</text:span><text:line-break/><text:span text:style-name="T17"> <text:s text:c="15"/></text:span><text:span text:style-name="T51">sem</text:span><text:span text:style-name="T17">.WaitOne();</text:span><text:line-break/><text:span text:style-name="T17"> <text:s text:c="19"/>Console.WriteLine(</text:span><text:span text:style-name="T54">"-- T2 is using console.</text:span><text:span text:style-name="T47">\n</text:span><text:span text:style-name="T54">-- F2: ML = SORT(TRANS(MF)*MK)"</text:span><text:span text:style-name="T17">);</text:span><text:line-break/><text:span text:style-name="T17"> <text:s text:c="19"/></text:span><text:span text:style-name="T51">data</text:span><text:span text:style-name="T17">.Matrix_Print(ML);</text:span><text:line-break/><text:span text:style-name="T17"> <text:s text:c="19"/>Console.WriteLine(</text:span><text:span text:style-name="T54">"</text:span><text:span text:style-name="T47">\n</text:span><text:span text:style-name="T54">"</text:span><text:span text:style-name="T17">);</text:span><text:line-break/><text:span text:style-name="T17"> <text:s text:c="15"/></text:span><text:span text:style-name="T51">sem</text:span><text:span text:style-name="T17">.Release();</text:span><text:line-break/><text:span text:style-name="T17"> <text:s text:c="15"/>Console.WriteLine(</text:span><text:span text:style-name="T54">"-- T2 has left console."</text:span><text:span text:style-name="T17">);</text:span><text:line-break/><text:span text:style-name="T17"> <text:s text:c="11"/>}</text:span><text:line-break/><text:line-break/><text:span text:style-name="T17"> <text:s text:c="11"/>Console.WriteLine(</text:span><text:span text:style-name="T54">"-- T2 has finished."</text:span><text:span text:style-name="T17">);</text:span><text:line-break/><text:span text:style-name="T17"> <text:s text:c="7"/>}</text:span><text:line-break/><text:line-break/><text:span text:style-name="T17"> <text:s text:c="7"/></text:span><text:span text:style-name="T47">static void </text:span><text:span text:style-name="T17">Thread3()</text:span><text:line-break/><text:span text:style-name="T17"> <text:s text:c="7"/>{</text:span><text:line-break/><text:span text:style-name="T17"> <text:s text:c="11"/>Console.WriteLine(</text:span><text:span text:style-name="T54">"-- T3 has started."</text:span><text:span text:style-name="T17">);</text:span><text:line-break/><text:span text:style-name="T17"> <text:s text:c="11"/></text:span><text:span text:style-name="T47">int </text:span><text:span text:style-name="T17">f = </text:span><text:span text:style-name="T53">1</text:span><text:span text:style-name="T17">;</text:span><text:line-break/><text:span text:style-name="T17"> <text:s text:c="11"/></text:span><text:span text:style-name="T47">int </text:span><text:span text:style-name="T17">n = </text:span><text:span text:style-name="T51">data</text:span><text:span text:style-name="T17">.GetN();</text:span><text:line-break/><text:span text:style-name="T17"> <text:s text:c="11"/></text:span><text:span text:style-name="T47">int</text:span><text:span text:style-name="T17">[] O = </text:span><text:span text:style-name="T47">new int</text:span><text:span text:style-name="T17">[n];</text:span><text:line-break/><text:span text:style-name="T17"> <text:s text:c="11"/></text:span><text:span text:style-name="T47">int</text:span><text:span text:style-name="T17">[] S;</text:span><text:line-break/><text:span text:style-name="T17"> <text:s text:c="11"/></text:span><text:span text:style-name="T47">int</text:span><text:span text:style-name="T17">[,] MO = </text:span><text:span text:style-name="T47">new int</text:span><text:span text:style-name="T17">[n, n];</text:span><text:line-break/><text:span text:style-name="T17"> <text:s text:c="11"/></text:span><text:span text:style-name="T47">int</text:span><text:span text:style-name="T17">[,] MS = </text:span><text:span text:style-name="T47">new int</text:span><text:span text:style-name="T17">[n, n];</text:span><text:line-break/><text:span text:style-name="T17"> <text:s text:c="11"/></text:span><text:span text:style-name="T47">int</text:span><text:span text:style-name="T17">[,] MT = </text:span><text:span text:style-name="T47">new int</text:span><text:span text:style-name="T17">[n, n];</text:span><text:line-break/><text:span text:style-name="T17"> <text:s text:c="11"/>String ans;</text:span><text:line-break/><text:span text:style-name="T17"> <text:s text:c="11"/></text:span><text:span text:style-name="T47">if</text:span><text:span text:style-name="T17">(n &lt; </text:span><text:span text:style-name="T53">7</text:span><text:span text:style-name="T17">){</text:span><text:line-break/><text:span text:style-name="T17"> <text:s text:c="15"/>Thread.Sleep(</text:span><text:span text:style-name="T53">200</text:span><text:span text:style-name="T17">);</text:span><text:line-break/><text:span text:style-name="T17"> <text:s text:c="15"/>Console.WriteLine(</text:span><text:span text:style-name="T54">"-- T3 is waiting for console."</text:span><text:span text:style-name="T17">);</text:span><text:line-break/><text:soft-page-break/><text:span text:style-name="T17"> <text:s text:c="15"/></text:span><text:span text:style-name="T51">sem</text:span><text:span text:style-name="T17">.WaitOne();</text:span><text:line-break/><text:span text:style-name="T17"> <text:s text:c="19"/>Console.WriteLine(</text:span><text:span text:style-name="T54">"-- T3 is using console."</text:span><text:span text:style-name="T17">);</text:span><text:line-break/><text:span text:style-name="T17"> <text:s text:c="19"/>Console.WriteLine(</text:span><text:span text:style-name="T54">"-- F3: S = SORT(O*MO)*(MS*MT)"</text:span><text:span text:style-name="T17">);</text:span><text:line-break/><text:span text:style-name="T17"> <text:s text:c="19"/>Console.WriteLine(</text:span><text:span text:style-name="T54">"Do you want to enter elements manually? (if no then everything will be filled with " </text:span><text:span text:style-name="T17">+ f + </text:span><text:span text:style-name="T54">" (y/n)"</text:span><text:span text:style-name="T17">);</text:span><text:line-break/><text:span text:style-name="T17"> <text:s text:c="19"/>ans = Console.ReadLine();</text:span><text:line-break/><text:span text:style-name="T17"> <text:s text:c="19"/></text:span><text:span text:style-name="T47">if</text:span><text:span text:style-name="T17">(String.Compare(ans, </text:span><text:span text:style-name="T54">"y"</text:span><text:span text:style-name="T17">, StringComparison.</text:span><text:span text:style-name="T50">Ordinal</text:span><text:span text:style-name="T17">) == </text:span><text:span text:style-name="T53">0</text:span><text:span text:style-name="T17">){</text:span><text:line-break/><text:span text:style-name="T17"> <text:s text:c="23"/>Console.WriteLine(</text:span><text:span text:style-name="T54">"Input elements of vector O one-by-one:"</text:span><text:span text:style-name="T17">);</text:span><text:line-break/><text:span text:style-name="T17"> <text:s text:c="23"/></text:span><text:span text:style-name="T51">data</text:span><text:span text:style-name="T17">.Vector_Input(O);</text:span><text:line-break/><text:span text:style-name="T17"> <text:s text:c="23"/>Console.WriteLine(</text:span><text:span text:style-name="T54">"Input elements of matrix MO one-by-one:"</text:span><text:span text:style-name="T17">);</text:span><text:line-break/><text:span text:style-name="T17"> <text:s text:c="23"/></text:span><text:span text:style-name="T51">data</text:span><text:span text:style-name="T17">.Matrix_Input(MO);</text:span><text:line-break/><text:span text:style-name="T17"> <text:s text:c="23"/>Console.WriteLine(</text:span><text:span text:style-name="T54">"Input elements of matrix MS one-by-one:"</text:span><text:span text:style-name="T17">);</text:span><text:line-break/><text:span text:style-name="T17"> <text:s text:c="23"/></text:span><text:span text:style-name="T51">data</text:span><text:span text:style-name="T17">.Matrix_Input(MS);</text:span><text:line-break/><text:span text:style-name="T17"> <text:s text:c="23"/>Console.WriteLine(</text:span><text:span text:style-name="T54">"Input elements of matrix MT one-by-one:"</text:span><text:span text:style-name="T17">);</text:span><text:line-break/><text:span text:style-name="T17"> <text:s text:c="23"/></text:span><text:span text:style-name="T51">data</text:span><text:span text:style-name="T17">.Matrix_Input(MT);</text:span><text:line-break/><text:span text:style-name="T17"> <text:s text:c="19"/>} </text:span><text:span text:style-name="T47">else </text:span><text:span text:style-name="T17">{</text:span><text:line-break/><text:span text:style-name="T17"> <text:s text:c="23"/></text:span><text:span text:style-name="T51">data</text:span><text:span text:style-name="T17">.Vector_Fill(O, f);</text:span><text:line-break/><text:span text:style-name="T17"> <text:s text:c="23"/></text:span><text:span text:style-name="T51">data</text:span><text:span text:style-name="T17">.Matrix_Fill(MO, f);</text:span><text:line-break/><text:span text:style-name="T17"> <text:s text:c="23"/></text:span><text:span text:style-name="T51">data</text:span><text:span text:style-name="T17">.Matrix_Fill(MS, f);</text:span><text:line-break/><text:span text:style-name="T17"> <text:s text:c="23"/></text:span><text:span text:style-name="T51">data</text:span><text:span text:style-name="T17">.Matrix_Fill(MT, f);</text:span><text:line-break/><text:span text:style-name="T17"> <text:s text:c="19"/>}</text:span><text:line-break/><text:span text:style-name="T17"> <text:s text:c="15"/></text:span><text:span text:style-name="T51">sem</text:span><text:span text:style-name="T17">.Release();</text:span><text:line-break/><text:span text:style-name="T17"> <text:s text:c="15"/>Console.WriteLine(</text:span><text:span text:style-name="T54">"</text:span><text:span text:style-name="T47">\n</text:span><text:span text:style-name="T55">\n</text:span><text:span text:style-name="T54">-- T3 has left console."</text:span><text:span text:style-name="T17">);</text:span><text:line-break/><text:span text:style-name="T17"> <text:s text:c="11"/>} </text:span><text:span text:style-name="T47">else </text:span><text:span text:style-name="T17">{</text:span><text:line-break/><text:span text:style-name="T17"> <text:s text:c="15"/></text:span><text:span text:style-name="T51">data</text:span><text:span text:style-name="T17">.Vector_Fill(O, f);</text:span><text:line-break/><text:span text:style-name="T17"> <text:s text:c="15"/></text:span><text:span text:style-name="T51">data</text:span><text:span text:style-name="T17">.Matrix_Fill(MO, f);</text:span><text:line-break/><text:span text:style-name="T17"> <text:s text:c="15"/></text:span><text:span text:style-name="T51">data</text:span><text:span text:style-name="T17">.Matrix_Fill(MS, f);</text:span><text:line-break/><text:span text:style-name="T17"> <text:s text:c="15"/></text:span><text:span text:style-name="T51">data</text:span><text:span text:style-name="T17">.Matrix_Fill(MT, f);</text:span><text:line-break/><text:span text:style-name="T17"> <text:s text:c="11"/>}</text:span><text:line-break/><text:span text:style-name="T17"> <text:s text:c="11"/>S = </text:span><text:span text:style-name="T51">data</text:span><text:span text:style-name="T17">.Func3(O, MO, MS, MT);</text:span><text:line-break/><text:span text:style-name="T17"> <text:s text:c="11"/>Thread.Sleep(</text:span><text:span text:style-name="T53">1500</text:span><text:span text:style-name="T17">);</text:span><text:line-break/><text:line-break/><text:span text:style-name="T17"> <text:s text:c="11"/></text:span><text:span text:style-name="T47">if</text:span><text:span text:style-name="T17">(n &lt; </text:span><text:span text:style-name="T53">7</text:span><text:span text:style-name="T17">){</text:span><text:line-break/><text:span text:style-name="T17"> <text:s text:c="15"/>Console.WriteLine(</text:span><text:span text:style-name="T54">"-- T3 is waiting for console."</text:span><text:span text:style-name="T17">);</text:span><text:line-break/><text:span text:style-name="T17"> <text:s text:c="15"/></text:span><text:span text:style-name="T51">sem</text:span><text:span text:style-name="T17">.WaitOne();</text:span><text:line-break/><text:span text:style-name="T17"> <text:s text:c="19"/>Console.WriteLine(</text:span><text:span text:style-name="T54">"-- T3 is using console.</text:span><text:span text:style-name="T47">\n</text:span><text:span text:style-name="T54">-- F3: S = SORT(O*MO)*(MS*MT)"</text:span><text:span text:style-name="T17">);</text:span><text:line-break/><text:span text:style-name="T17"> <text:s text:c="19"/></text:span><text:span text:style-name="T51">data</text:span><text:span text:style-name="T17">.Vector_Print(S);</text:span><text:line-break/><text:span text:style-name="T17"> <text:s text:c="19"/>Console.WriteLine(</text:span><text:span text:style-name="T54">"</text:span><text:span text:style-name="T47">\n</text:span><text:span text:style-name="T54">"</text:span><text:span text:style-name="T17">);</text:span><text:line-break/><text:span text:style-name="T17"> <text:s text:c="15"/></text:span><text:span text:style-name="T51">sem</text:span><text:span text:style-name="T17">.Release();</text:span><text:line-break/><text:span text:style-name="T17"> <text:s text:c="15"/>Console.WriteLine(</text:span><text:span text:style-name="T54">"-- T3 has left console."</text:span><text:span text:style-name="T17">);</text:span><text:line-break/><text:span text:style-name="T17"> <text:s text:c="11"/>}</text:span><text:line-break/><text:span text:style-name="T17"> <text:s text:c="11"/>Console.WriteLine(</text:span><text:span text:style-name="T54">"-- T3 has finished."</text:span><text:span text:style-name="T17">);</text:span><text:line-break/><text:span text:style-name="T17"> <text:s text:c="7"/>}</text:span><text:line-break/><text:span text:style-name="T17"> <text:s text:c="3"/>}</text:span><text:line-break/><text:span text:style-name="T20">}</text:span></text:p>
      <text:p text:style-name="P28"><text:span text:style-name="T12"><text:line-break/></text:span></text:p>
      <text:p text:style-name="P28"><text:span text:style-name="T12"/></text:p>
      <text:p text:style-name="P6">Data.<text:span text:style-name="T46">cs</text:span></text:p>
      <text:p text:style-name="P8"/>
      <text:p text:style-name="P25"><text:span text:style-name="T48">/*-----------------------------------------------------------</text:span><text:line-break/><text:span text:style-name="T48"> * This package contains functions for calculating F1, F2, F3</text:span><text:line-break/><text:span text:style-name="T48"> * --------------------------------------------------------*/</text:span><text:line-break/><text:line-break/><text:span text:style-name="T47">using </text:span><text:span text:style-name="T17">System;</text:span><text:line-break/><text:line-break/><text:span text:style-name="T47">namespace </text:span><text:span text:style-name="T17">PPB_Lab_3</text:span><text:line-break/><text:span text:style-name="T20">{</text:span><text:line-break/><text:soft-page-break/><text:span text:style-name="T17"> <text:s text:c="3"/></text:span><text:span text:style-name="T47">public class </text:span><text:span text:style-name="T17">Data</text:span><text:line-break/><text:span text:style-name="T17"> <text:s text:c="3"/>{</text:span><text:line-break/><text:span text:style-name="T17"> <text:s text:c="7"/></text:span><text:span text:style-name="T47">readonly int </text:span><text:span text:style-name="T52">_n</text:span><text:span text:style-name="T17">;</text:span><text:line-break/><text:line-break/><text:span text:style-name="T17"> <text:s text:c="7"/></text:span><text:span text:style-name="T47">public </text:span><text:span text:style-name="T17">Data(</text:span><text:span text:style-name="T47">int </text:span><text:span text:style-name="T17">nToSet){</text:span><text:line-break/><text:span text:style-name="T17"> <text:s text:c="11"/></text:span><text:span text:style-name="T52">_n </text:span><text:span text:style-name="T17">= nToSet;</text:span><text:line-break/><text:span text:style-name="T17"> <text:s text:c="7"/>}</text:span><text:line-break/><text:line-break/><text:span text:style-name="T17"> <text:s text:c="7"/></text:span><text:span text:style-name="T47">public int </text:span><text:span text:style-name="T17">GetN(){</text:span><text:line-break/><text:span text:style-name="T17"> <text:s text:c="11"/></text:span><text:span text:style-name="T47">return </text:span><text:span text:style-name="T52">_n</text:span><text:span text:style-name="T17">;</text:span><text:line-break/><text:span text:style-name="T17"> <text:s text:c="7"/>}</text:span><text:line-break/><text:span text:style-name="T17"> <text:s text:c="7"/></text:span><text:line-break/><text:line-break/><text:span text:style-name="T17"> <text:s text:c="7"/></text:span><text:span text:style-name="T48">/** Reading Vector from input **/</text:span><text:line-break/><text:span text:style-name="T48"> <text:s text:c="7"/></text:span><text:span text:style-name="T47">public void </text:span><text:span text:style-name="T17">Vector_Input(</text:span><text:span text:style-name="T47">int</text:span><text:span text:style-name="T17">[] A){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</text:span><text:line-break/><text:span text:style-name="T17"> <text:s text:c="11"/>{</text:span><text:line-break/><text:span text:style-name="T17"> <text:s text:c="15"/>A[i] = Convert.ToInt32(Console.ReadLine());</text:span><text:line-break/><text:span text:style-name="T17"> <text:s text:c="11"/>}</text:span><text:line-break/><text:span text:style-name="T17"> <text:s text:c="11"/>Console.WriteLine();</text:span><text:line-break/><text:span text:style-name="T17"> <text:s text:c="7"/>}</text:span><text:line-break/><text:line-break/><text:span text:style-name="T17"> <text:s text:c="7"/></text:span><text:span text:style-name="T48">/** Reading Matrix from input **/</text:span><text:line-break/><text:span text:style-name="T48"> <text:s text:c="7"/></text:span><text:span text:style-name="T47">public void </text:span><text:span text:style-name="T17">Matrix_Input(</text:span><text:span text:style-name="T47">int</text:span><text:span text:style-name="T17">[,] MA){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</text:span><text:span text:style-name="T53">0</text:span><text:span text:style-name="T17">; j &lt; </text:span><text:span text:style-name="T52">_n</text:span><text:span text:style-name="T17">; j++){</text:span><text:line-break/><text:span text:style-name="T17"> <text:s text:c="19"/>MA[i, j] = Convert.ToInt32(Console.ReadLine());</text:span><text:line-break/><text:span text:style-name="T17"> <text:s text:c="15"/>}</text:span><text:line-break/><text:span text:style-name="T17"> <text:s text:c="11"/>}</text:span><text:line-break/><text:span text:style-name="T17"> <text:s text:c="11"/>Console.WriteLine();</text:span><text:line-break/><text:span text:style-name="T17"> <text:s text:c="7"/>}</text:span><text:line-break/><text:line-break/><text:span text:style-name="T17"> <text:s text:c="7"/></text:span><text:span text:style-name="T48">/** Filling Vector with Number **/</text:span><text:line-break/><text:span text:style-name="T48"> <text:s text:c="7"/></text:span><text:span text:style-name="T47">public void </text:span><text:span text:style-name="T17">Vector_Fill(</text:span><text:span text:style-name="T47">int</text:span><text:span text:style-name="T17">[] A, </text:span><text:span text:style-name="T47">int </text:span><text:span text:style-name="T17">a){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A[i] = a;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48">/** Filling Vector with Number **/</text:span><text:line-break/><text:span text:style-name="T48"> <text:s text:c="7"/></text:span><text:span text:style-name="T47">public void </text:span><text:span text:style-name="T17">Matrix_Fill(</text:span><text:span text:style-name="T47">int</text:span><text:span text:style-name="T17">[,] MA, </text:span><text:span text:style-name="T47">int </text:span><text:span text:style-name="T17">a){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</text:span><text:span text:style-name="T53">0</text:span><text:span text:style-name="T17">; j &lt; </text:span><text:span text:style-name="T52">_n</text:span><text:span text:style-name="T17">; j++){</text:span><text:line-break/><text:span text:style-name="T17"> <text:s text:c="19"/>MA[i, j] = a;</text:span><text:line-break/><text:span text:style-name="T17"> <text:s text:c="15"/>}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48">/** Setting Vector Element **/</text:span><text:line-break/><text:span text:style-name="T48"> <text:s text:c="7"/></text:span><text:span text:style-name="T47">public void </text:span><text:span text:style-name="T49">Vector_Set_Element</text:span><text:span text:style-name="T17">(</text:span><text:span text:style-name="T47">int</text:span><text:span text:style-name="T17">[] A, </text:span><text:span text:style-name="T47">int </text:span><text:span text:style-name="T17">i, </text:span><text:span text:style-name="T47">int </text:span><text:span text:style-name="T17">a){</text:span><text:line-break/><text:span text:style-name="T17"> <text:s text:c="11"/>A[i] = a;</text:span><text:line-break/><text:span text:style-name="T17"> <text:s text:c="7"/>}</text:span><text:line-break/><text:line-break/><text:span text:style-name="T17"> <text:s text:c="7"/></text:span><text:span text:style-name="T48">/** Setting Matrix Element **/</text:span><text:line-break/><text:span text:style-name="T48"> <text:s text:c="7"/></text:span><text:span text:style-name="T47">public void </text:span><text:span text:style-name="T49">Matrix_Set_Element</text:span><text:span text:style-name="T17">(</text:span><text:span text:style-name="T47">int</text:span><text:span text:style-name="T17">[,] MA, </text:span><text:span text:style-name="T47">int </text:span><text:span text:style-name="T17">i, </text:span><text:span text:style-name="T47">int </text:span><text:span text:style-name="T17">j, </text:span><text:span text:style-name="T47">int </text:span><text:span text:style-name="T17">a){</text:span><text:line-break/><text:span text:style-name="T17"> <text:s text:c="11"/>MA[i, j] = a;</text:span><text:line-break/><text:span text:style-name="T17"> <text:s text:c="7"/>}</text:span><text:line-break/><text:line-break/><text:span text:style-name="T17"> <text:s text:c="7"/></text:span><text:span text:style-name="T48">/** Multiplying Scalar and Vector **/</text:span><text:line-break/><text:soft-page-break/><text:span text:style-name="T48"> <text:s text:c="7"/></text:span><text:span text:style-name="T47">public int</text:span><text:span text:style-name="T17">[] Mul_Vector_Scalar(</text:span><text:span text:style-name="T47">int</text:span><text:span text:style-name="T17">[] A, </text:span><text:span text:style-name="T47">int </text:span><text:span text:style-name="T17">a){</text:span><text:line-break/><text:span text:style-name="T17"> <text:s text:c="11"/></text:span><text:span text:style-name="T47">int</text:span><text:span text:style-name="T17">[] R = </text:span><text:span text:style-name="T47">new int</text:span><text:span text:style-name="T17">[</text:span><text:span text:style-name="T52">_n</text:span><text:span text:style-name="T17">]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R[i] = A[i] * a;</text:span><text:line-break/><text:span text:style-name="T17"> <text:s text:c="11"/>}</text:span><text:line-break/><text:span text:style-name="T17"> <text:s text:c="11"/></text:span><text:span text:style-name="T47">return </text:span><text:span text:style-name="T17">R;</text:span><text:line-break/><text:span text:style-name="T17"> <text:s text:c="7"/>}</text:span><text:line-break/><text:line-break/><text:span text:style-name="T17"> <text:s text:c="7"/></text:span><text:span text:style-name="T48">/** Multiplying Vector and Matrix **/</text:span><text:line-break/><text:span text:style-name="T48"> <text:s text:c="7"/></text:span><text:span text:style-name="T47">public int</text:span><text:span text:style-name="T17">[] Mul_Vector_Matrix(</text:span><text:span text:style-name="T47">int</text:span><text:span text:style-name="T17">[] A, </text:span><text:span text:style-name="T47">int</text:span><text:span text:style-name="T17">[,] MA){</text:span><text:line-break/><text:span text:style-name="T17"> <text:s text:c="11"/></text:span><text:span text:style-name="T47">int</text:span><text:span text:style-name="T17">[] R = </text:span><text:span text:style-name="T47">new int</text:span><text:span text:style-name="T17">[</text:span><text:span text:style-name="T52">_n</text:span><text:span text:style-name="T17">];</text:span><text:line-break/><text:span text:style-name="T17"> <text:s text:c="11"/></text:span><text:span text:style-name="T47">int </text:span><text:span text:style-name="T17">s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s = </text:span><text:span text:style-name="T53">0</text:span><text:span text:style-name="T17">;</text:span><text:line-break/><text:span text:style-name="T17"> <text:s text:c="15"/></text:span><text:span text:style-name="T47">for</text:span><text:span text:style-name="T17">(</text:span><text:span text:style-name="T47">int </text:span><text:span text:style-name="T17">j = </text:span><text:span text:style-name="T53">0</text:span><text:span text:style-name="T17">; j &lt; </text:span><text:span text:style-name="T52">_n</text:span><text:span text:style-name="T17">; j++){</text:span><text:line-break/><text:span text:style-name="T17"> <text:s text:c="19"/>s += A[j] * MA[j, i];</text:span><text:line-break/><text:span text:style-name="T17"> <text:s text:c="15"/>}</text:span><text:line-break/><text:span text:style-name="T17"> <text:s text:c="15"/>R[i] = s;</text:span><text:line-break/><text:span text:style-name="T17"> <text:s text:c="11"/>}</text:span><text:line-break/><text:span text:style-name="T17"> <text:s text:c="11"/></text:span><text:span text:style-name="T47">return </text:span><text:span text:style-name="T17">R;</text:span><text:line-break/><text:span text:style-name="T17"> <text:s text:c="7"/>}</text:span><text:line-break/><text:line-break/><text:span text:style-name="T17"> <text:s text:c="7"/></text:span><text:span text:style-name="T48">/** Multiplying Matrix and Matrix **/</text:span><text:line-break/><text:span text:style-name="T48"> <text:s text:c="7"/></text:span><text:span text:style-name="T47">public int</text:span><text:span text:style-name="T17">[,] Mul_Matrix_Matrix(</text:span><text:span text:style-name="T47">int</text:span><text:span text:style-name="T17">[,] MA, </text:span><text:span text:style-name="T47">int</text:span><text:span text:style-name="T17">[,] MB){</text:span><text:line-break/><text:span text:style-name="T17"> <text:s text:c="11"/></text:span><text:span text:style-name="T47">int</text:span><text:span text:style-name="T17">[,] MR = </text:span><text:span text:style-name="T47">new int</text:span><text:span text:style-name="T17">[</text:span><text:span text:style-name="T52">_n</text:span><text:span text:style-name="T17">, </text:span><text:span text:style-name="T52">_n</text:span><text:span text:style-name="T17">];</text:span><text:line-break/><text:span text:style-name="T17"> <text:s text:c="11"/></text:span><text:span text:style-name="T47">int </text:span><text:span text:style-name="T17">s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</text:span><text:span text:style-name="T53">0</text:span><text:span text:style-name="T17">; j &lt; </text:span><text:span text:style-name="T52">_n</text:span><text:span text:style-name="T17">; j++){</text:span><text:line-break/><text:span text:style-name="T17"> <text:s text:c="19"/>s = </text:span><text:span text:style-name="T53">0</text:span><text:span text:style-name="T17">;</text:span><text:line-break/><text:span text:style-name="T17"> <text:s text:c="19"/></text:span><text:span text:style-name="T47">for</text:span><text:span text:style-name="T17">(</text:span><text:span text:style-name="T47">int </text:span><text:span text:style-name="T17">k = </text:span><text:span text:style-name="T53">0</text:span><text:span text:style-name="T17">; k &lt; </text:span><text:span text:style-name="T52">_n</text:span><text:span text:style-name="T17">; k++){</text:span><text:line-break/><text:span text:style-name="T17"> <text:s text:c="23"/>s += MA[i, k] * MB[k, j];</text:span><text:line-break/><text:span text:style-name="T17"> <text:s text:c="19"/>}</text:span><text:line-break/><text:span text:style-name="T17"> <text:s text:c="19"/>MR[i, j] = s;</text:span><text:line-break/><text:span text:style-name="T17"> <text:s text:c="15"/>}</text:span><text:line-break/><text:span text:style-name="T17"> <text:s text:c="11"/>}</text:span><text:line-break/><text:span text:style-name="T17"> <text:s text:c="11"/></text:span><text:span text:style-name="T47">return </text:span><text:span text:style-name="T17">MR;</text:span><text:line-break/><text:span text:style-name="T17"> <text:s text:c="7"/>}</text:span><text:line-break/><text:line-break/><text:span text:style-name="T17"> <text:s text:c="7"/></text:span><text:span text:style-name="T48">/** Adding Two Vectors **/</text:span><text:line-break/><text:span text:style-name="T48"> <text:s text:c="7"/></text:span><text:span text:style-name="T47">public int</text:span><text:span text:style-name="T17">[] Add_Vectors(</text:span><text:span text:style-name="T47">int</text:span><text:span text:style-name="T17">[] A, </text:span><text:span text:style-name="T47">int</text:span><text:span text:style-name="T17">[] B){</text:span><text:line-break/><text:span text:style-name="T17"> <text:s text:c="11"/></text:span><text:span text:style-name="T47">int</text:span><text:span text:style-name="T17">[] R = </text:span><text:span text:style-name="T47">new int</text:span><text:span text:style-name="T17">[</text:span><text:span text:style-name="T52">_n</text:span><text:span text:style-name="T17">]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R[i] = A[i] + B[i];</text:span><text:line-break/><text:span text:style-name="T17"> <text:s text:c="11"/>}</text:span><text:line-break/><text:span text:style-name="T17"> <text:s text:c="11"/></text:span><text:span text:style-name="T47">return </text:span><text:span text:style-name="T17">R;</text:span><text:line-break/><text:span text:style-name="T17"> <text:s text:c="7"/>}</text:span><text:line-break/><text:line-break/><text:span text:style-name="T17"> <text:s text:c="7"/></text:span><text:span text:style-name="T48">/** Transposing Matrix **/</text:span><text:line-break/><text:span text:style-name="T48"> <text:s text:c="7"/></text:span><text:span text:style-name="T47">public void </text:span><text:span text:style-name="T17">Transpose_Matrix(</text:span><text:span text:style-name="T47">int</text:span><text:span text:style-name="T17">[,] MA){</text:span><text:line-break/><text:span text:style-name="T17"> <text:s text:c="11"/></text:span><text:span text:style-name="T47">int </text:span><text:span text:style-name="T17">t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i; j &lt; </text:span><text:span text:style-name="T52">_n</text:span><text:span text:style-name="T17">; j++){</text:span><text:line-break/><text:span text:style-name="T17"> <text:s text:c="19"/>t = MA[i, j];</text:span><text:line-break/><text:span text:style-name="T17"> <text:s text:c="19"/>MA[i, j] = MA[j, i];</text:span><text:line-break/><text:span text:style-name="T17"> <text:s text:c="19"/>MA[j, i] = t;</text:span><text:line-break/><text:span text:style-name="T17"> <text:s text:c="15"/>}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48">/** Sorting Vector **/</text:span><text:line-break/><text:soft-page-break/><text:span text:style-name="T48"> <text:s text:c="7"/></text:span><text:span text:style-name="T47">public void </text:span><text:span text:style-name="T17">Sort_Vector(</text:span><text:span text:style-name="T47">int</text:span><text:span text:style-name="T17">[] A){</text:span><text:line-break/><text:span text:style-name="T17"> <text:s text:c="11"/></text:span><text:span text:style-name="T47">int </text:span><text:span text:style-name="T17">t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i; j &lt; </text:span><text:span text:style-name="T52">_n</text:span><text:span text:style-name="T17">; j++){</text:span><text:line-break/><text:span text:style-name="T17"> <text:s text:c="19"/></text:span><text:span text:style-name="T47">if</text:span><text:span text:style-name="T17">(A[i] &gt; A[j]){</text:span><text:line-break/><text:span text:style-name="T17"> <text:s text:c="23"/>t = A[i];</text:span><text:line-break/><text:span text:style-name="T17"> <text:s text:c="23"/>A[i] = A[j];</text:span><text:line-break/><text:span text:style-name="T17"> <text:s text:c="23"/>A[j] = t;</text:span><text:line-break/><text:span text:style-name="T17"> <text:s text:c="19"/>}</text:span><text:line-break/><text:span text:style-name="T17"> <text:s text:c="15"/>}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48">/** Sorting Matrix **/</text:span><text:line-break/><text:span text:style-name="T48"> <text:s text:c="7"/></text:span><text:span text:style-name="T47">public void </text:span><text:span text:style-name="T17">Sort_Matrix(</text:span><text:span text:style-name="T47">int</text:span><text:span text:style-name="T17">[,] MA) {</text:span><text:line-break/><text:span text:style-name="T17"> <text:s text:c="11"/></text:span><text:span text:style-name="T47">int </text:span><text:span text:style-name="T17">t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</text:span><text:span text:style-name="T53">0</text:span><text:span text:style-name="T17">; j &lt; </text:span><text:span text:style-name="T52">_n</text:span><text:span text:style-name="T17">; j++){</text:span><text:line-break/><text:span text:style-name="T17"> <text:s text:c="19"/></text:span><text:span text:style-name="T47">for</text:span><text:span text:style-name="T17">(</text:span><text:span text:style-name="T47">int </text:span><text:span text:style-name="T17">k = j; k &lt; </text:span><text:span text:style-name="T52">_n</text:span><text:span text:style-name="T17">; k++){</text:span><text:line-break/><text:span text:style-name="T17"> <text:s text:c="23"/></text:span><text:span text:style-name="T47">if</text:span><text:span text:style-name="T17">(MA[i, j] &gt; MA[i, k]){</text:span><text:line-break/><text:span text:style-name="T17"> <text:s text:c="27"/>t = MA[i, j];</text:span><text:line-break/><text:span text:style-name="T17"> <text:s text:c="27"/>MA[i, j] = MA[i, k];</text:span><text:line-break/><text:span text:style-name="T17"> <text:s text:c="27"/>MA[i, k] = t;</text:span><text:line-break/><text:span text:style-name="T17"> <text:s text:c="23"/>}</text:span><text:line-break/><text:span text:style-name="T17"> <text:s text:c="19"/>}</text:span><text:line-break/><text:span text:style-name="T17"> <text:s text:c="15"/>}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48">/** Finding MAX in Vector **/</text:span><text:line-break/><text:span text:style-name="T48"> <text:s text:c="7"/></text:span><text:span text:style-name="T47">public int </text:span><text:span text:style-name="T17">Vector_Max(</text:span><text:span text:style-name="T47">int</text:span><text:span text:style-name="T17">[] A){</text:span><text:line-break/><text:span text:style-name="T17"> <text:s text:c="11"/></text:span><text:span text:style-name="T47">int </text:span><text:span text:style-name="T17">r = A[</text:span><text:span text:style-name="T53">0</text:span><text:span text:style-name="T17">];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1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if </text:span><text:span text:style-name="T17">(r &lt; A[i]){</text:span><text:line-break/><text:span text:style-name="T17"> <text:s text:c="19"/>r = A[i];</text:span><text:line-break/><text:span text:style-name="T17"> <text:s text:c="15"/>}</text:span><text:line-break/><text:span text:style-name="T17"> <text:s text:c="11"/>}</text:span><text:line-break/><text:span text:style-name="T17"> <text:s text:c="11"/></text:span><text:span text:style-name="T47">return </text:span><text:span text:style-name="T17">r;</text:span><text:line-break/><text:span text:style-name="T17"> <text:s text:c="7"/>}</text:span><text:line-break/><text:line-break/><text:span text:style-name="T17"> <text:s text:c="7"/></text:span><text:span text:style-name="T48">/** Printing Vector on Screen **/</text:span><text:line-break/><text:span text:style-name="T48"> <text:s text:c="7"/></text:span><text:span text:style-name="T47">public void </text:span><text:span text:style-name="T17">Vector_Print(</text:span><text:span text:style-name="T47">int</text:span><text:span text:style-name="T17">[] A){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Console.Write(A[i] + </text:span><text:span text:style-name="T54">" "</text:span><text:span text:style-name="T17">);</text:span><text:line-break/><text:span text:style-name="T17"> <text:s text:c="11"/>}</text:span><text:line-break/><text:span text:style-name="T17"> <text:s text:c="11"/>Console.WriteLine();</text:span><text:line-break/><text:span text:style-name="T17"> <text:s text:c="7"/>}</text:span><text:line-break/><text:line-break/><text:span text:style-name="T17"> <text:s text:c="7"/></text:span><text:span text:style-name="T48">/** Printing Matrix on Screen **/</text:span><text:line-break/><text:span text:style-name="T48"> <text:s text:c="7"/></text:span><text:span text:style-name="T47">public void </text:span><text:span text:style-name="T17">Matrix_Print(</text:span><text:span text:style-name="T47">int</text:span><text:span text:style-name="T17">[,] MA){</text:span><text:line-break/><text:span text:style-name="T17"> <text:s text:c="11"/></text:span><text:span text:style-name="T47">for</text:span><text:span text:style-name="T17">(</text:span><text:span text:style-name="T47">int </text:span><text:span text:style-name="T17">i = </text:span><text:span text:style-name="T53">0</text:span><text:span text:style-name="T17">; i &lt; </text:span><text:span text:style-name="T52">_n</text:span><text:span text:style-name="T17">; i++){</text:span><text:line-break/><text:span text:style-name="T17"> <text:s text:c="15"/></text:span><text:span text:style-name="T47">for</text:span><text:span text:style-name="T17">(</text:span><text:span text:style-name="T47">int </text:span><text:span text:style-name="T17">j = </text:span><text:span text:style-name="T53">0</text:span><text:span text:style-name="T17">; j &lt; </text:span><text:span text:style-name="T52">_n</text:span><text:span text:style-name="T17">; j++){</text:span><text:line-break/><text:span text:style-name="T17"> <text:s text:c="19"/>Console.Write(MA[i, j] + </text:span><text:span text:style-name="T54">" "</text:span><text:span text:style-name="T17">);</text:span><text:line-break/><text:span text:style-name="T17"> <text:s text:c="15"/>}</text:span><text:line-break/><text:span text:style-name="T17"> <text:s text:c="15"/>Console.WriteLine();</text:span><text:line-break/><text:span text:style-name="T17"> <text:s text:c="11"/>}</text:span><text:line-break/><text:span text:style-name="T17"> <text:s text:c="11"/>Console.WriteLine();</text:span><text:line-break/><text:span text:style-name="T17"> <text:s text:c="7"/>}</text:span><text:line-break/><text:line-break/><text:span text:style-name="T17"> <text:s text:c="7"/></text:span><text:span text:style-name="T48">/** Calculating F1: E = MAX(A)*(X+B*(MA*MD)+C) **/</text:span><text:line-break/><text:soft-page-break/><text:span text:style-name="T48"> <text:s text:c="7"/></text:span><text:span text:style-name="T47">public int</text:span><text:span text:style-name="T17">[] Func1(</text:span><text:span text:style-name="T47">int</text:span><text:span text:style-name="T17">[] A, </text:span><text:span text:style-name="T47">int</text:span><text:span text:style-name="T17">[] B, </text:span><text:span text:style-name="T47">int</text:span><text:span text:style-name="T17">[] C, </text:span><text:span text:style-name="T47">int</text:span><text:span text:style-name="T17">[] X, </text:span><text:span text:style-name="T47">int</text:span><text:span text:style-name="T17">[,] MA, </text:span><text:span text:style-name="T47">int</text:span><text:span text:style-name="T17">[,] MD){</text:span><text:line-break/><text:span text:style-name="T17"> <text:s text:c="11"/></text:span><text:span text:style-name="T47">int</text:span><text:span text:style-name="T17">[,] MR = Mul_Matrix_Matrix(MA, MD);</text:span><text:line-break/><text:span text:style-name="T17"> <text:s text:c="11"/></text:span><text:span text:style-name="T47">int</text:span><text:span text:style-name="T17">[] D = Mul_Vector_Matrix(B, MR);</text:span><text:line-break/><text:span text:style-name="T17"> <text:s text:c="11"/></text:span><text:span text:style-name="T47">int</text:span><text:span text:style-name="T17">[] E = Add_Vectors(X, D);</text:span><text:line-break/><text:span text:style-name="T17"> <text:s text:c="11"/>D = Add_Vectors(E, C);</text:span><text:line-break/><text:span text:style-name="T17"> <text:s text:c="11"/></text:span><text:span text:style-name="T47">int </text:span><text:span text:style-name="T17">m = Vector_Max(A);</text:span><text:line-break/><text:span text:style-name="T17"> <text:s text:c="11"/>E = Mul_Vector_Scalar(D, m);</text:span><text:line-break/><text:span text:style-name="T17"> <text:s text:c="11"/></text:span><text:span text:style-name="T47">return </text:span><text:span text:style-name="T17">E;</text:span><text:line-break/><text:span text:style-name="T17"> <text:s text:c="7"/>}</text:span><text:line-break/><text:line-break/><text:span text:style-name="T17"> <text:s text:c="7"/></text:span><text:span text:style-name="T48">/** Calculating F2: ML = SORT(TRANS(MF)*MK) **/</text:span><text:line-break/><text:span text:style-name="T48"> <text:s text:c="7"/></text:span><text:span text:style-name="T47">public int</text:span><text:span text:style-name="T17">[,] Func2(</text:span><text:span text:style-name="T47">int</text:span><text:span text:style-name="T17">[,] MF, </text:span><text:span text:style-name="T47">int</text:span><text:span text:style-name="T17">[,] MK){</text:span><text:line-break/><text:span text:style-name="T17"> <text:s text:c="11"/>Transpose_Matrix(MF);</text:span><text:line-break/><text:span text:style-name="T17"> <text:s text:c="11"/></text:span><text:span text:style-name="T47">int</text:span><text:span text:style-name="T17">[,] ML = Mul_Matrix_Matrix(MF, MK);</text:span><text:line-break/><text:span text:style-name="T17"> <text:s text:c="11"/>Sort_Matrix(ML);</text:span><text:line-break/><text:span text:style-name="T17"> <text:s text:c="11"/></text:span><text:span text:style-name="T47">return </text:span><text:span text:style-name="T17">ML;</text:span><text:line-break/><text:span text:style-name="T17"> <text:s text:c="7"/>}</text:span><text:line-break/><text:line-break/><text:span text:style-name="T17"> <text:s text:c="7"/></text:span><text:span text:style-name="T48">/** Calculating F3: S = SORT(O*MO)*(MS*MT) **/</text:span><text:line-break/><text:span text:style-name="T48"> <text:s text:c="7"/></text:span><text:span text:style-name="T47">public int</text:span><text:span text:style-name="T17">[] Func3(</text:span><text:span text:style-name="T47">int</text:span><text:span text:style-name="T17">[] O, </text:span><text:span text:style-name="T47">int</text:span><text:span text:style-name="T17">[,] MO, </text:span><text:span text:style-name="T47">int</text:span><text:span text:style-name="T17">[,] MS, </text:span><text:span text:style-name="T47">int</text:span><text:span text:style-name="T17">[,] MT){</text:span><text:line-break/><text:span text:style-name="T17"> <text:s text:c="11"/></text:span><text:span text:style-name="T47">int</text:span><text:span text:style-name="T17">[] R = Mul_Vector_Matrix(O, MO);</text:span><text:line-break/><text:span text:style-name="T17"> <text:s text:c="11"/></text:span><text:span text:style-name="T47">int</text:span><text:span text:style-name="T17">[,] MR = Mul_Matrix_Matrix(MS, MT);</text:span><text:line-break/><text:span text:style-name="T17"> <text:s text:c="11"/>Sort_Vector(R);</text:span><text:line-break/><text:span text:style-name="T17"> <text:s text:c="11"/></text:span><text:span text:style-name="T47">int</text:span><text:span text:style-name="T17">[] S = Mul_Vector_Matrix(R, MR);</text:span><text:line-break/><text:span text:style-name="T17"> <text:s text:c="11"/></text:span><text:span text:style-name="T47">return </text:span><text:span text:style-name="T17">S;</text:span><text:line-break/><text:span text:style-name="T17"> <text:s text:c="7"/>}</text:span><text:line-break/><text:span text:style-name="T17"> <text:s text:c="3"/>}</text:span><text:line-break/><text:span text:style-name="T20">}</text:span></text:p>
      <text:p text:style-name="P25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zh" fo:country="CN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46:54.190731448</meta:creation-date>
    <dc:date>2020-09-30T17:06:48.127826383</dc:date>
    <meta:editing-duration>PT36M27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10" meta:paragraph-count="41" meta:word-count="1684" meta:character-count="16774" meta:non-whitespace-character-count="9719"/>
  </office:meta>
</office:document-meta>
</file>